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194" officeooo:paragraph-rsid="00022194"/>
    </style:style>
    <style:style style:name="P2" style:family="paragraph" style:parent-style-name="Standard">
      <style:text-properties officeooo:rsid="00022194" officeooo:paragraph-rsid="00074167"/>
    </style:style>
    <style:style style:name="P3" style:family="paragraph" style:parent-style-name="Standard">
      <style:text-properties officeooo:rsid="000665a0" officeooo:paragraph-rsid="000665a0"/>
    </style:style>
    <style:style style:name="P4" style:family="paragraph" style:parent-style-name="Standard">
      <style:text-properties officeooo:rsid="00074167" officeooo:paragraph-rsid="00074167"/>
    </style:style>
    <style:style style:name="P5" style:family="paragraph" style:parent-style-name="Standard">
      <style:text-properties officeooo:rsid="000b30b1" officeooo:paragraph-rsid="000b30b1"/>
    </style:style>
    <style:style style:name="P6" style:family="paragraph" style:parent-style-name="Standard">
      <style:text-properties officeooo:rsid="000e8eaa" officeooo:paragraph-rsid="000e8eaa"/>
    </style:style>
    <style:style style:name="P7" style:family="paragraph" style:parent-style-name="Standard">
      <style:text-properties officeooo:rsid="000e8eaa" officeooo:paragraph-rsid="0010c154"/>
    </style:style>
    <style:style style:name="P8" style:family="paragraph" style:parent-style-name="Standard">
      <style:text-properties officeooo:rsid="000e8eaa" officeooo:paragraph-rsid="0016fc7b"/>
    </style:style>
    <style:style style:name="P9" style:family="paragraph" style:parent-style-name="Standard">
      <style:text-properties officeooo:rsid="0016fc7b" officeooo:paragraph-rsid="0016fc7b"/>
    </style:style>
    <style:style style:name="P10" style:family="paragraph" style:parent-style-name="Standard">
      <style:text-properties officeooo:rsid="000b30b1" officeooo:paragraph-rsid="0016fc7b"/>
    </style:style>
    <style:style style:name="P11" style:family="paragraph" style:parent-style-name="Standard">
      <style:text-properties officeooo:rsid="0018b057" officeooo:paragraph-rsid="0018b057"/>
    </style:style>
    <style:style style:name="T1" style:family="text">
      <style:text-properties officeooo:rsid="00032800"/>
    </style:style>
    <style:style style:name="T2" style:family="text">
      <style:text-properties officeooo:rsid="000665a0"/>
    </style:style>
    <style:style style:name="T3" style:family="text">
      <style:text-properties officeooo:rsid="00081a7f"/>
    </style:style>
    <style:style style:name="T4" style:family="text">
      <style:text-properties officeooo:rsid="000b30b1"/>
    </style:style>
    <style:style style:name="T5" style:family="text">
      <style:text-properties officeooo:rsid="000cefb7"/>
    </style:style>
    <style:style style:name="T6" style:family="text">
      <style:text-properties officeooo:rsid="000d38b7"/>
    </style:style>
    <style:style style:name="T7" style:family="text">
      <style:text-properties officeooo:rsid="000edeb0"/>
    </style:style>
    <style:style style:name="T8" style:family="text">
      <style:text-properties officeooo:rsid="0010c15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0c154" style:font-style-asian="italic" style:font-style-complex="italic"/>
    </style:style>
    <style:style style:name="T11" style:family="text">
      <style:text-properties officeooo:rsid="00151cec"/>
    </style:style>
    <style:style style:name="T12" style:family="text">
      <style:text-properties officeooo:rsid="0016fc7b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6fc7b" style:font-style-asian="normal" style:font-style-complex="normal"/>
    </style:style>
    <style:style style:name="T15" style:family="text">
      <style:text-properties fo:font-style="normal" officeooo:rsid="0018b057" style:font-style-asian="normal" style:font-style-complex="normal"/>
    </style:style>
    <style:style style:name="T16" style:family="text">
      <style:text-properties fo:font-style="normal" officeooo:rsid="00195469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есадж <text:span text:style-name="T2">0</text:span>. <text:span text:style-name="T4">Мы начинаем. </text:span></text:p>
      <text:p text:style-name="P2"/>
      <text:p text:style-name="P2">Меня зовут Арсений Чеботарёв, <text:span text:style-name="T1">мы начинаем проект Программирование за 48 часов</text:span>. <text:span text:style-name="T2">Цель его — дать каждому полное знание о программировании как ремесле и искусстве</text:span>. <text:span text:style-name="T2">За это время вы изучите все нужные вам языки программирования, базы данных, форматы, протоколы. Вы узнаете как собирать, тестировать, разворачивать прогрммы. Также мы рассмотрим как работать в команде, какие есть для этого инструменты. </text:span></text:p>
      <text:p text:style-name="P4"/>
      <text:p text:style-name="P4"><text:span text:style-name="T3">В курсе м</text:span>ы используем свою терминологию. Один час обучения, 60 минут, называется Юнит. Каждая минута навывается Мессадж. То есть один Юнит — это 60 месаджей. Програмисты начинают считать с нуля , и это вот Нулевой месадж. Месаджи есть в письменном виде, хотя обычно достаточно улавливать на слух. Также будет большое количество картинок и примеров. Если по месаджу есть “соображения”, которые не каждому и нужны, этот материал накапливается в Экстарах. Экстра это в переводе “лишнее”, <text:span text:style-name="T7">и вы можете их свободно игнорировать</text:span>. </text:p>
      <text:p text:style-name="P1"/>
      <text:p text:style-name="P3">Месадж 1. <text:span text:style-name="T4">Для начала изучим что-то хорошее. </text:span></text:p>
      <text:p text:style-name="P3"/>
      <text:p text:style-name="P10">Первый язык, который мы изучим, будет С++. Почему так? Кто-то хочет сразу выучить РНР или Ruby. </text:p>
      <text:p text:style-name="P10"/>
      <text:p text:style-name="P10">Первое: дело в том, что абсолютно любой другой язык изучают в сравнении с С++. Говорят: это вот так же, как в С++, а это вот отличается. Многие языки так или иначе копируют синтаксис или семантику С++. Например, Java похож <text:span text:style-name="T5">внешне, а</text:span> Pascal <text:span text:style-name="T5">внутренне</text:span>. </text:p>
      <text:p text:style-name="P10"/>
      <text:p text:style-name="P10">Но самое главное: С++ является “правильным” языком, <text:span text:style-name="T5">с “правильным” синтаксисом и хорошей объектной моделью</text:span>. То есть вы узнаете то, что позволит вам дальше развиваться в любом направлении. </text:p>
      <text:p text:style-name="P10"/>
      <text:p text:style-name="P10">Я знал многих программистов, которые покалечили себе мозг JavaScript или VisualBasic, и теперь они <text:span text:style-name="T12">замкнуты в этом мирке</text:span>. <text:span text:style-name="T12">Хотя многие вещи делаются лучше и быстрее на чём то другом. </text:span><text:s/></text:p>
      <text:p text:style-name="P10"/>
      <text:p text:style-name="P10">Ну и, наконец, на С++ (или на С) написаны все самые основные программы <text:span text:style-name="T6">в мире</text:span>. Со временем вы попадёте в проект, где будет масса готового кода С++. И <text:span text:style-name="T5">как минимум его придётся читать и понимать. Короче — я вам точно говорю, это правильный выбор.</text:span></text:p>
      <text:p text:style-name="P5"/>
      <text:p text:style-name="P6">Месадж 2. Среда разработки. </text:p>
      <text:p text:style-name="P6"/>
      <text:p text:style-name="P8">Для начала работы нам нужно настроить среду разработки. Лично я рекомендую и настоятельно советую сделать три вещи: установить операционную систему Линукс, установить компилятор GCC и установить редактор Code::Blocks. </text:p>
      <text:p text:style-name="P8"/>
      <text:p text:style-name="P8"><text:span text:style-name="T11">Если с <text:s/></text:span>Code::Blocks <text:span text:style-name="T8">как-то </text:span><text:span text:style-name="T10">действительно</text:span><text:span text:style-name="T8"> </text:span><text:span text:style-name="T10">никак</text:span><text:span text:style-name="T8">, то можно посоветовать другие среді разработки: IntelliJ Idea, Eclipse, NetBeans. </text:span><text:span text:style-name="T10">Конечно же можно </text:span><text:span text:style-name="T14">использовать и Microsoft Visual Studio, но если вы зашли так далеко, то, вероятнее всего, вам уже не нужен этот туториал. В принципе для инсталляции всего перечисленного вам ничего не нужно, кроме здравого смысла, но если возникают вопросы, то читайте Экстры.</text:span></text:p>
      <text:p text:style-name="P7"><text:span text:style-name="T14"/></text:p>
      <text:p text:style-name="P9"><text:span text:style-name="T13">Экстра 2.1 </text:span><text:span text:style-name="T15">Установка Linux</text:span></text:p>
      <text:p text:style-name="P9"><text:span text:style-name="T13"/></text:p>
      <text:p text:style-name="P11"><text:span text:style-name="T13">В принципе существуют сотни дистрибутивов Linux, половина из которых имеет </text:span><text:soft-page-break/><text:span text:style-name="T13">специальный характер. Например, есть дистрибутив для старых компьютеров, дистрибутив для больших корпораций и просто китайский дистрибутив, где уже настроены китайские раскладки. Авторитетным источником по разным дистрибутивам является сайт </text:span></text:p>
      <text:p text:style-name="P11"><text:span text:style-name="T13"/></text:p>
      <text:p text:style-name="P11"><text:span text:style-name="T13">DISTROWATCH.COM</text:span></text:p>
      <text:p text:style-name="P11"><text:span text:style-name="T13"/></text:p>
      <text:p text:style-name="P11"><text:span text:style-name="T13">Зайдите на этот сайт и в колонке справа можете видеть условный рейтинг разних дистрибутивов. Если вы раньше не работали с Linux я рекомендую вам выбрать один из дистрибутивов, похожих внешне на MS Windows, например, Mint с оболочкой MATE. Это немного “устаревший” (или, </text:span><text:span text:style-name="T16">точнее говоря,</text:span><text:span text:style-name="T13"> </text:span><text:span text:style-name="T9">консервативный</text:span><text:span text:style-name="T13">) вариант оболочки GNOME. Но зато всё будет работать быстро и привычн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21:05:23.408388573</meta:creation-date>
    <dc:date>2015-10-19T21:06:18.403378704</dc:date>
    <meta:editing-duration>PT7H19M</meta:editing-duration>
    <meta:editing-cycles>14</meta:editing-cycles>
    <meta:generator>LibreOffice/4.4.3.2$Linux_X86_64 LibreOffice_project/40m0$Build-2</meta:generator>
    <meta:document-statistic meta:table-count="0" meta:image-count="0" meta:object-count="0" meta:page-count="2" meta:paragraph-count="16" meta:word-count="494" meta:character-count="3329" meta:non-whitespace-character-count="2834"/>
  </office:meta>
</office:document-meta>
</file>